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1000001A1410C8748EEB03728.png" manifest:media-type="image/png"/>
  <manifest:file-entry manifest:full-path="Pictures/10000201000001A1000001BB4340562CE7373B2E.png" manifest:media-type="image/png"/>
  <manifest:file-entry manifest:full-path="Pictures/10000201000001A1000001A14F7EEFEB6F8D62C6.png" manifest:media-type="image/png"/>
  <manifest:file-entry manifest:full-path="Pictures/10000201000001A1000001A1B79C0757EE5BB68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Frame_20_contents">
      <style:text-properties fo:font-size="10pt" style:font-size-asian="10pt" style:font-size-complex="10pt"/>
    </style:style>
    <style:style style:name="P2" style:family="paragraph" style:parent-style-name="Frame_20_contents">
      <style:text-properties fo:font-size="10pt" officeooo:rsid="00170bd2" officeooo:paragraph-rsid="00170bd2" style:font-size-asian="10pt" style:font-size-complex="10pt"/>
    </style:style>
    <style:style style:name="P3" style:family="paragraph" style:parent-style-name="Frame_20_contents">
      <style:text-properties fo:font-size="10pt" officeooo:paragraph-rsid="00170bd2" style:font-size-asian="10pt" style:font-size-complex="10pt"/>
    </style:style>
    <style:style style:name="P4" style:family="paragraph" style:parent-style-name="Frame_20_contents">
      <style:text-properties fo:font-size="10pt" officeooo:paragraph-rsid="001c2052" style:font-size-asian="10pt" style:font-name-complex="Calibri1" style:font-size-complex="10pt"/>
    </style:style>
    <style:style style:name="P5" style:family="paragraph" style:parent-style-name="Frame_20_contents">
      <style:text-properties fo:font-size="10pt" fo:font-weight="bold" officeooo:paragraph-rsid="002d97df" style:font-size-asian="10pt" style:font-weight-asian="bold" style:font-name-complex="Calibri1" style:font-size-complex="10pt"/>
    </style:style>
    <style:style style:name="P6" style:family="paragraph" style:parent-style-name="Frame_20_contents">
      <style:text-properties fo:font-size="10pt" fo:language="en" fo:country="GB" officeooo:rsid="002a87a4" officeooo:paragraph-rsid="002f7c6c" style:font-size-asian="10pt" style:font-name-complex="Calibri1" style:font-size-complex="10pt"/>
    </style:style>
    <style:style style:name="P7" style:family="paragraph" style:parent-style-name="Frame_20_contents">
      <style:text-properties fo:font-size="10pt" fo:language="en" fo:country="GB" officeooo:rsid="003777ba" officeooo:paragraph-rsid="003777ba" style:font-size-asian="10pt" style:font-name-complex="Calibri1" style:font-size-complex="10pt"/>
    </style:style>
    <style:style style:name="P8" style:family="paragraph" style:parent-style-name="Frame_20_contents">
      <style:paragraph-properties fo:text-align="end" style:justify-single-word="false"/>
    </style:style>
    <style:style style:name="P9" style:family="paragraph" style:parent-style-name="Frame_20_contents">
      <style:text-properties officeooo:paragraph-rsid="00335781"/>
    </style:style>
    <style:style style:name="P10" style:family="paragraph" style:parent-style-name="Frame_20_contents">
      <style:text-properties style:font-name="Calibri" fo:font-size="10pt" officeooo:rsid="002b056c" officeooo:paragraph-rsid="002b056c" style:font-size-asian="10pt" style:font-name-complex="Calibri1" style:font-size-complex="10pt"/>
    </style:style>
    <style:style style:name="P11" style:family="paragraph" style:parent-style-name="Frame_20_contents">
      <style:text-properties style:font-name="Calibri" fo:font-size="10pt" officeooo:rsid="002b056c" officeooo:paragraph-rsid="00335781" style:font-size-asian="10pt" style:font-name-complex="Calibri1" style:font-size-complex="10pt"/>
    </style:style>
    <style:style style:name="P12" style:family="paragraph" style:parent-style-name="Frame_20_contents">
      <style:text-properties officeooo:paragraph-rsid="002b056c"/>
    </style:style>
    <style:style style:name="P13" style:family="paragraph" style:parent-style-name="Frame_20_contents">
      <style:paragraph-properties fo:margin-top="0.0398in" fo:margin-bottom="0.1508in" loext:contextual-spacing="false"/>
      <style:text-properties officeooo:paragraph-rsid="0010232b"/>
    </style:style>
    <style:style style:name="P14" style:family="paragraph" style:parent-style-name="Frame_20_contents">
      <style:paragraph-properties fo:margin-top="0.0398in" fo:margin-bottom="0.1508in" loext:contextual-spacing="false"/>
      <style:text-properties officeooo:paragraph-rsid="0011c8e6"/>
    </style:style>
    <style:style style:name="P15" style:family="paragraph" style:parent-style-name="Standard" style:master-page-name="Standard">
      <style:paragraph-properties fo:margin-top="35.928in" fo:margin-bottom="0.111in" loext:contextual-spacing="false" style:page-number="auto"/>
    </style:style>
    <style:style style:name="P16" style:family="paragraph" style:parent-style-name="Frame_20_contents">
      <style:text-properties officeooo:paragraph-rsid="0037e0b0"/>
    </style:style>
    <style:style style:name="P17" style:family="paragraph" style:parent-style-name="Frame_20_contents">
      <style:text-properties officeooo:paragraph-rsid="0011c8e6"/>
    </style:style>
    <style:style style:name="P18" style:family="paragraph" style:parent-style-name="Frame_20_contents">
      <style:text-properties officeooo:paragraph-rsid="000bff2b"/>
    </style:style>
    <style:style style:name="P19" style:family="paragraph" style:parent-style-name="Frame_20_contents">
      <style:text-properties fo:font-size="10pt" officeooo:paragraph-rsid="00391456" style:font-size-asian="10pt" style:font-name-complex="Calibri1" style:font-size-complex="10pt"/>
    </style:style>
    <style:style style:name="P20" style:family="paragraph" style:parent-style-name="Frame_20_contents">
      <style:text-properties officeooo:paragraph-rsid="00137779"/>
    </style:style>
    <style:style style:name="P21" style:family="paragraph">
      <loext:graphic-properties draw:fill="solid" draw:fill-color="#ffffff"/>
      <style:paragraph-properties fo:text-align="center"/>
      <style:text-properties fo:font-size="18pt"/>
    </style:style>
    <style:style style:name="P22" style:family="paragraph">
      <loext:graphic-properties draw:fill="solid" draw:fill-color="#f2f2f2"/>
      <style:paragraph-properties fo:text-align="center"/>
      <style:text-properties fo:font-size="18pt"/>
    </style:style>
    <style:style style:name="P23" style:family="paragraph">
      <loext:graphic-properties draw:fill="none"/>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officeooo:rsid="000bff2b" style:font-size-asian="14pt" style:font-size-complex="14pt"/>
    </style:style>
    <style:style style:name="T3" style:family="text">
      <style:text-properties fo:font-size="18pt" style:font-size-asian="18pt" style:font-size-complex="18pt"/>
    </style:style>
    <style:style style:name="T4" style:family="text">
      <style:text-properties fo:font-size="18pt" officeooo:rsid="003777ba" style:font-size-asian="18pt" style:font-size-complex="18pt"/>
    </style:style>
    <style:style style:name="T5" style:family="text">
      <style:text-properties fo:font-size="18pt" officeooo:rsid="0037e0b0" style:font-size-asian="18pt" style:font-size-complex="18pt"/>
    </style:style>
    <style:style style:name="T6" style:family="text">
      <style:text-properties fo:font-size="10pt" style:font-size-asian="10pt" style:font-size-complex="10pt"/>
    </style:style>
    <style:style style:name="T7" style:family="text">
      <style:text-properties fo:font-size="10pt" officeooo:rsid="002b16cc" style:font-size-asian="10pt" style:font-size-complex="10pt"/>
    </style:style>
    <style:style style:name="T8" style:family="text">
      <style:text-properties fo:font-size="10pt" style:font-size-asian="10pt" style:font-name-complex="Calibri1" style:font-size-complex="10pt"/>
    </style:style>
    <style:style style:name="T9" style:family="text">
      <style:text-properties fo:font-size="10pt" fo:font-weight="bold" style:font-size-asian="10pt" style:font-weight-asian="bold" style:font-name-complex="Calibri1" style:font-size-complex="10pt"/>
    </style:style>
    <style:style style:name="T10" style:family="text">
      <style:text-properties fo:font-size="10pt" fo:font-weight="bold" officeooo:rsid="002b056c" style:font-size-asian="10pt" style:font-weight-asian="bold" style:font-name-complex="Calibri1" style:font-size-complex="10pt"/>
    </style:style>
    <style:style style:name="T11" style:family="text">
      <style:text-properties fo:font-size="10pt" fo:language="en" fo:country="GB" officeooo:rsid="002d97df" style:font-size-asian="10pt" style:font-name-complex="Calibri1" style:font-size-complex="10pt"/>
    </style:style>
    <style:style style:name="T12" style:family="text">
      <style:text-properties fo:font-size="10pt" fo:language="en" fo:country="GB" fo:font-style="normal" fo:font-weight="bold" officeooo:rsid="002b16cc" style:font-size-asian="10pt" style:font-style-asian="normal" style:font-weight-asian="bold" style:font-name-complex="Calibri1" style:font-size-complex="10pt" style:font-style-complex="normal" style:font-weight-complex="bold"/>
    </style:style>
    <style:style style:name="T13" style:family="text">
      <style:text-properties fo:font-size="10pt" fo:language="en" fo:country="GB" fo:font-style="normal" fo:font-weight="bold" officeooo:rsid="003777ba" style:font-size-asian="10pt" style:font-style-asian="normal" style:font-weight-asian="bold" style:font-name-complex="Calibri1" style:font-size-complex="10pt" style:font-style-complex="normal" style:font-weight-complex="bold"/>
    </style:style>
    <style:style style:name="T14" style:family="text">
      <style:text-properties fo:font-size="9pt" officeooo:rsid="0011c8e6" style:font-size-asian="9pt" style:font-size-complex="9pt"/>
    </style:style>
    <style:style style:name="T15" style:family="text">
      <style:text-properties fo:font-size="26pt" officeooo:rsid="000bff2b" style:font-size-asian="26pt" style:font-size-complex="26pt"/>
    </style:style>
    <style:style style:name="T16" style:family="text">
      <style:text-properties fo:font-size="8pt" style:font-size-asian="8pt" style:font-size-complex="8pt"/>
    </style:style>
    <style:style style:name="T17" style:family="text">
      <style:text-properties fo:font-size="8pt" officeooo:rsid="0011c8e6" style:font-size-asian="8pt" style:font-size-complex="8pt"/>
    </style:style>
    <style:style style:name="T18" style:family="text">
      <style:text-properties officeooo:rsid="0014702b"/>
    </style:style>
    <style:style style:name="T19" style:family="text">
      <style:text-properties officeooo:rsid="001c2052"/>
    </style:style>
    <style:style style:name="T20" style:family="text">
      <style:text-properties officeooo:rsid="002b056c"/>
    </style:style>
    <style:style style:name="T21" style:family="text">
      <style:text-properties officeooo:rsid="003777ba"/>
    </style:style>
    <style:style style:name="T22" style:family="text">
      <style:text-properties officeooo:rsid="0037e0b0"/>
    </style:style>
    <style:style style:name="T23" style:family="text">
      <style:text-properties fo:font-style="italic" officeooo:rsid="0037e0b0" style:font-style-asian="italic" style:font-style-complex="italic"/>
    </style:style>
    <style:style style:name="T24" style:family="text">
      <style:text-properties fo:font-style="normal" officeooo:rsid="0037e0b0" style:font-style-asian="normal" style:font-style-complex="normal"/>
    </style:style>
    <style:style style:name="T25" style:family="text">
      <style:text-properties fo:font-style="normal" officeooo:rsid="0037fb17" style:font-style-asian="normal" style:font-style-complex="normal"/>
    </style:style>
    <style:style style:name="T26" style:family="text">
      <style:text-properties fo:font-style="normal" officeooo:rsid="003804d4" style:font-style-asian="normal" style:font-style-complex="normal"/>
    </style:style>
    <style:style style:name="T27" style:family="text">
      <style:text-properties officeooo:rsid="0037fb1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solid" draw:fill-color="#ffffff" draw:textarea-vertical-align="top" draw:auto-grow-height="false" fo:min-height="0.3173in" fo:min-width="3.0543in" fo:padding-top="0in" fo:padding-bottom="0in" fo:padding-left="0in" fo:padding-right="0in" fo:wrap-option="wrap" fo:margin-left="0.1252in" fo:margin-right="0.1256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solid" draw:fill-color="#f2f2f2" draw:textarea-vertical-align="top" draw:auto-grow-height="false" fo:min-height="0.2925in" fo:min-width="1.909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626in" svg:stroke-color="#a6a6a6"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48in" fo:margin-top="0.0209in" fo:margin-bottom="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02in" draw:stroke-linejoin="miter" draw:fill="solid" draw:fill-color="#f2f2f2" draw:textarea-vertical-align="top" draw:auto-grow-height="false" fo:min-height="0.3339in" fo:min-width="1.4965in" fo:padding-top="0in" fo:padding-bottom="0in" fo:padding-left="0in" fo:padding-right="0in" fo:wrap-option="wrap" fo:margin-left="0.1252in" fo:margin-right="0.1291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02in" draw:stroke-linejoin="miter" draw:fill="solid" draw:fill-color="#f2f2f2" draw:textarea-vertical-align="top" draw:auto-grow-height="false" fo:min-height="1.0209in" fo:min-width="2.2429in" fo:padding-top="0in" fo:padding-bottom="0in" fo:padding-left="0in" fo:padding-right="0in" fo:wrap-option="wrap" fo:margin-left="0in" fo:margin-right="0.007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071in" draw:fill="solid" draw:fill-color="#f2f2f2" draw:textarea-vertical-align="top" draw:auto-grow-height="false" fo:min-height="1.6366in" fo:min-width="1.9291in" fo:padding-top="0in" fo:padding-bottom="0in" fo:padding-left="0in" fo:padding-right="0in" fo:wrap-option="wrap" fo:margin-left="0in" fo:margin-right="0.0091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02in" draw:stroke-linejoin="miter" draw:fill="solid" draw:fill-color="#f2f2f2" draw:textarea-vertical-align="top" draw:auto-grow-height="false" fo:min-height="0.3339in" fo:min-width="1.5866in" fo:padding-top="0in" fo:padding-bottom="0in" fo:padding-left="0in" fo:padding-right="0in" fo:wrap-option="wrap" fo:margin-left="0.1252in" fo:margin-right="0.1291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02in" draw:stroke-linejoin="miter" draw:fill="solid" draw:fill-color="#f2f2f2" draw:textarea-vertical-align="top" draw:auto-grow-height="false" fo:min-height="2.2866in" fo:min-width="2.0429in" fo:padding-top="0.05in" fo:padding-bottom="0.05in" fo:padding-left="0.1in" fo:padding-right="0.1in" fo:wrap-option="wrap" fo:margin-left="0in" fo:margin-right="0.007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02in" draw:stroke-linejoin="miter" draw:fill="none" draw:textarea-vertical-align="top" draw:auto-grow-height="false" fo:min-height="2.4693in" fo:min-width="2.022in" fo:padding-top="0in" fo:padding-bottom="0in" fo:padding-left="0in" fo:padding-right="0in" fo:wrap-option="wrap" fo:margin-left="0.1252in" fo:margin-right="0.1362in" fo:margin-top="0.05in" fo:margin-bottom="0.060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0102in" draw:stroke-linejoin="miter" draw:fill="solid" draw:fill-color="#f2f2f2" draw:textarea-vertical-align="top" draw:auto-grow-height="false" fo:min-height="3.0264in" fo:min-width="2.0429in" fo:padding-top="0.05in" fo:padding-bottom="0.05in" fo:padding-left="0.1in" fo:padding-right="0.1in" fo:wrap-option="wrap" fo:margin-left="0in" fo:margin-right="0.0075in" fo:margin-top="0in" fo:margin-bottom="0.005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626in" svg:stroke-color="#a6a6a6"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445in" fo:margin-top="0.0209in" fo:margin-bottom="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0102in" draw:stroke-linejoin="miter" draw:fill="solid" draw:fill-color="#f2f2f2" draw:textarea-vertical-align="top" draw:auto-grow-height="false" fo:min-height="7.1252in" fo:min-width="4.4154in" fo:padding-top="0.05in" fo:padding-bottom="0.05in" fo:padding-left="0.1in" fo:padding-right="0.1in" fo:wrap-option="wrap" fo:margin-left="0in" fo:margin-right="0.0063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0102in" draw:stroke-linejoin="miter" draw:fill="none" draw:textarea-vertical-align="top" draw:auto-grow-height="false" fo:min-height="0.2925in" fo:min-width="0.3445in" fo:padding-top="0in" fo:padding-bottom="0in" fo:padding-left="0in" fo:padding-right="0in" fo:wrap-option="wrap" fo:margin-left="0.1252in" fo:margin-right="0.1346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0102in" draw:stroke-linejoin="miter" draw:fill="none" draw:textarea-vertical-align="top" draw:auto-grow-height="false" fo:min-height="0.2839in" fo:min-width="1.811in" fo:padding-top="0in" fo:padding-bottom="0in" fo:padding-left="0in" fo:padding-right="0in" fo:wrap-option="wrap" fo:margin-left="0.1252in" fo:margin-right="0.127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0102in" draw:stroke-linejoin="miter" draw:fill="none" draw:textarea-vertical-align="top" draw:auto-grow-height="false" fo:min-height="0.211in" fo:min-width="2.2602in" fo:padding-top="0in" fo:padding-bottom="0in" fo:padding-left="0in" fo:padding-right="0in" fo:wrap-option="wrap" fo:margin-left="0.1252in" fo:margin-right="0.138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0102in" draw:stroke-linejoin="miter" draw:fill="none" draw:textarea-vertical-align="top" draw:auto-grow-height="false" fo:min-height="0.2193in" fo:min-width="1.6543in" fo:padding-top="0in" fo:padding-bottom="0in" fo:padding-left="0in" fo:padding-right="0in" fo:wrap-option="wrap" fo:margin-left="0.1252in" fo:margin-right="0.1382in" fo:margin-top="0.05in" fo:margin-bottom="0.060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0102in" draw:stroke-linejoin="miter" draw:fill="none" draw:textarea-vertical-align="top" draw:auto-grow-height="false" fo:min-height="0.2756in" fo:min-width="2.1465in" fo:padding-top="0in" fo:padding-bottom="0in" fo:padding-left="0in" fo:padding-right="0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0102in" draw:stroke-linejoin="miter" draw:fill="none" draw:textarea-vertical-align="top" draw:auto-grow-height="false" fo:min-height="0.2925in" fo:min-width="0.4181in" fo:padding-top="0in" fo:padding-bottom="0in" fo:padding-left="0in" fo:padding-right="0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0102in" draw:stroke-linejoin="miter" draw:fill="solid" draw:fill-color="#f2f2f2" draw:textarea-vertical-align="top" draw:auto-grow-height="false" fo:min-height="0.2571in" fo:min-width="1.0756in" fo:padding-top="0in" fo:padding-bottom="0in" fo:padding-left="0in" fo:padding-right="0in" fo:wrap-option="wrap" fo:margin-left="0.1252in" fo:margin-right="0.1319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0102in" draw:stroke-linejoin="miter" draw:fill="solid" draw:fill-color="#f2f2f2" draw:textarea-vertical-align="top" draw:auto-grow-height="false" fo:min-height="6.5063in" fo:min-width="3.1744in" fo:padding-top="0in" fo:padding-bottom="0in" fo:padding-left="0in" fo:padding-right="0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0102in" draw:stroke-linejoin="miter" draw:fill="solid" draw:fill-color="#f2f2f2" draw:textarea-vertical-align="top" draw:auto-grow-height="false" fo:min-height="0.2402in" fo:min-width="1.0638in" fo:padding-top="0in" fo:padding-bottom="0in" fo:padding-left="0in" fo:padding-right="0in" fo:wrap-option="wrap" fo:margin-left="0.1252in" fo:margin-right="0.1252in" fo:margin-top="0.05in" fo:margin-bottom="0.060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0102in" draw:stroke-linejoin="miter" draw:fill="solid" draw:fill-color="#ffffff" draw:textarea-vertical-align="top" draw:auto-grow-height="false" fo:min-height="0.3965in" fo:min-width="4.6854in" fo:padding-top="0in" fo:padding-bottom="0in" fo:padding-left="0in" fo:padding-right="0in" fo:wrap-option="wrap" fo:margin-left="0.1252in" fo:margin-right="0.128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0102in" draw:stroke-linejoin="miter" draw:fill="solid" draw:fill-color="#f2f2f2" draw:textarea-vertical-align="top" draw:auto-grow-height="false" fo:min-height="1.0217in" fo:min-width="4.3917in" fo:padding-top="0in" fo:padding-bottom="0in" fo:padding-left="0in" fo:padding-right="0in" fo:wrap-option="wrap" fo:margin-left="0.1252in" fo:margin-right="0.1346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0102in" draw:stroke-linejoin="miter" draw:fill="solid" draw:fill-color="#f2f2f2" draw:textarea-vertical-align="top" draw:auto-grow-height="false" fo:min-height="0.3339in" fo:min-width="2.1264in" fo:padding-top="0in" fo:padding-bottom="0in" fo:padding-left="0in" fo:padding-right="0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0102in" draw:stroke-linejoin="miter" draw:fill="solid" draw:fill-color="#f2f2f2" draw:textarea-vertical-align="top" draw:auto-grow-height="false" fo:min-height="1.1008in" fo:min-width="4.5437in" fo:padding-top="0.05in" fo:padding-bottom="0.05in" fo:padding-left="0.1in" fo:padding-right="0.1in" fo:wrap-option="wrap" fo:margin-left="0.1252in" fo:margin-right="0.128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custom-shape text:anchor-type="paragraph" draw:z-index="5" draw:name="Text Box 2" draw:style-name="gr1" draw:text-style-name="P21" svg:width="3.0539in" svg:height="0.3169in" svg:x="-0.122in" svg:y="7.5902in"><text:p text:style-name="Frame_20_contents"><text:span text:style-name="T1">Web Developer </text:span><text:span text:style-name="T2">(Jun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Text Box 2" draw:style-name="gr4" draw:text-style-name="P22" svg:width="1.4961in" svg:height="0.3335in" svg:x="4.6339in" svg:y="9.2173in"><text:p text:style-name="Frame_20_contents"><text:span text:style-name="T3">Referen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Text Box 2" draw:style-name="gr7" draw:text-style-name="P22" svg:width="1.5862in" svg:height="0.3335in" svg:x="4.6547in" svg:y="6.5425in"><text:p text:style-name="P16"><text:span text:style-name="T5">Compéten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Text Box 2" draw:style-name="gr9" draw:text-style-name="P23" svg:width="2.0217in" svg:height="2.4689in" svg:x="4.6575in" svg:y="3.6047in"><text:p text:style-name="P19"><text:span text:style-name="T22">Stage</text:span> <text:span text:style-name="T22">à</text:span> Becode  02/2019 – 05/2020<text:line-break/>2014–2018 <text:line-break/><text:span text:style-name="T23">Uber eat</text:span><text:span text:style-name="T24"> / Comptabilité / </text:span><text:span text:style-name="T25">Travailler en tant que femme de ménage </text:span><text:span text:style-name="T26">pour particulier</text:span><text:line-break/><text:span text:style-name="T19">ULG</text:span> <text:line-break/>2014–2018<text:line-break/><text:span text:style-name="T22">Première année</text:span></text:p><text:p text:style-name="P4"><text:span text:style-name="T22">Attestations Ulg</text:span><text:span text:style-name="T19"><text:tab/></text:span><text:tab/> <text:s text:c="8"/>2<text:span text:style-name="T19">012 - 2013</text:span><text:line-break/> <text:line-break/><text:line-break/></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Text Box 2" draw:style-name="gr19" draw:text-style-name="P22" svg:width="1.0752in" svg:height="0.2567in" svg:x="3.0516in" svg:y="7.3217in"><text:p text:style-name="P1"><text:s/>20<text:span text:style-name="T20">19 </text:span>- 20<text:span text:style-name="T20">20</text:span></text:p><text:p text:style-name="P8"/><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Box 2" draw:style-name="gr21" draw:text-style-name="P22" svg:width="1.0634in" svg:height="0.2398in" svg:x="3.0516in" svg:y="3.75in"><text:p text:style-name="Frame_20_contents"><text:span text:style-name="T7">2020</text:span><text:span text:style-name="T6"> - Pres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2" draw:style-name="gr20" draw:text-style-name="P22" svg:width="3.174in" svg:height="6.5059in" svg:x="-0.122in" svg:y="3.6764in"><text:p text:style-name="P9"><text:span text:style-name="T9">WEB DEVELOPER<text:tab/> </text:span><text:span text:style-name="T8"><text:line-break/></text:span><text:span text:style-name="T13">Voir tous les projets sur </text:span><text:span text:style-name="T12">Linkedin</text:span></text:p><text:p text:style-name="P6">Contribution à Npm.</text:p><text:p text:style-name="P6">Connaissance approfondie de ReactJS / Redux</text:p><text:p text:style-name="P7">Typescript.</text:p><text:p text:style-name="P6">Bonne connaissance de Gulp.</text:p><text:p text:style-name="P6">Les bases du référencement.</text:p><text:p text:style-name="P6">Création de sites internet ‘<text:span text:style-name="T21">user-friendly’</text:span>,</text:p><text:p text:style-name="P6">efficace et attrayant.</text:p><text:p text:style-name="P6">Développement multi-navigateurs et multi-plateformes solutions compatibles.</text:p><text:p text:style-name="P6">Déploiement de site internet sur Heroku, Netlify <text:span text:style-name="T21">et sur </text:span>Panthéon. </text:p><text:p text:style-name="P5">WEB DEVELOPER<text:tab/> <text:s text:c="11"/></text:p><text:p text:style-name="P9"><text:span text:style-name="T10">Becode</text:span><text:span text:style-name="T9"> </text:span><text:span text:style-name="T10">Junior Web developer</text:span></text:p><text:p text:style-name="P11">Connaissance approfondie de HTML, XHTML,</text:p><text:p text:style-name="P11">CSS, JavaScript, HTML5 et CSS3/SASS et</text:p><text:p text:style-name="P11">git.</text:p><text:p text:style-name="P11">Travailler sur un environnement basé sur Linux.</text:p><text:p text:style-name="P11">Construire des sites Web en équipe.</text:p><text:p text:style-name="P10"/><text:p text:style-name="P1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Text Box 2" draw:style-name="gr4" draw:text-style-name="P22" svg:width="1.4961in" svg:height="0.3335in" svg:x="4.6882in" svg:y="3.1791in"><text:p text:style-name="Frame_20_contents"><text:span text:style-name="T3">Edu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2" draw:style-name="gr16" draw:text-style-name="P23" svg:width="1.6539in" svg:height="0.2189in" svg:x="4.9091in" svg:y="1.6555in"><text:p text:style-name="P14"><text:span text:style-name="T17">046 34 74 37</text:span><text:span text:style-name="T1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Text Box 2" draw:style-name="gr15" draw:text-style-name="P23" svg:width="2.2598in" svg:height="0.2106in" svg:x="4.898in" svg:y="1.9228in"><text:p text:style-name="P17"><text:span text:style-name="T17">mansan.souleiman.ahmed@gmail.co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Text Box 2" draw:style-name="gr14" draw:text-style-name="P23" svg:width="1.8106in" svg:height="0.2835in" svg:x="4.8898in" svg:y="2.1965in"><text:p text:style-name="Frame_20_contents"><text:span text:style-name="T16">https://www.linkedin.com/in/mansan-souleiman-ah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Text Box 25" draw:style-name="gr13" draw:text-style-name="P23" svg:width="0.3441in" svg:height="0.2921in" svg:x="4.5102in" svg:y="1.6181in"><text:p text:style-name="Frame_20_contents"><draw:frame draw:style-name="fr1" draw:name="Picture 7" text:anchor-type="as-char" svg:width="0.2362in" svg:height="0.2362in" draw:z-index="61"><draw:image xlink:href="Pictures/10000201000001A1000001A1B79C0757EE5BB680.png" xlink:type="simple" xlink:show="embed" xlink:actuate="onLoad" loext:mime-type="image/png"/><svg:desc>C:\Users\Dayjob\AppData\Local\Microsoft\Windows\INetCacheContent.Word\Telephone icon (9).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Text Box 26" draw:style-name="gr13" draw:text-style-name="P23" svg:width="0.3441in" svg:height="0.2921in" svg:x="4.5098in" svg:y="1.8846in"><text:p text:style-name="Frame_20_contents"><draw:frame draw:style-name="fr1" draw:name="Picture 8" text:anchor-type="as-char" svg:width="0.2362in" svg:height="0.2362in" draw:z-index="62"><draw:image xlink:href="Pictures/10000201000001A1000001A14F7EEFEB6F8D62C6.png" xlink:type="simple" xlink:show="embed" xlink:actuate="onLoad" loext:mime-type="image/png"/><svg:desc>C:\Users\Dayjob\AppData\Local\Microsoft\Windows\INetCacheContent.Word\Email icon straight (9).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2" draw:style-name="gr17" draw:text-style-name="P23" svg:width="2.1461in" svg:height="0.2752in" svg:x="4.8972in" svg:y="1.3772in"><text:p text:style-name="P13"><text:s/><text:span text:style-name="T17">Leuv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20" draw:style-name="gr18" draw:text-style-name="P23" svg:width="0.4177in" svg:height="0.2921in" svg:x="4.511in" svg:y="1.3583in"><text:p text:style-name="Frame_20_contents"><draw:frame draw:style-name="fr1" draw:name="Picture 11" text:anchor-type="as-char" svg:width="0.2362in" svg:height="0.2362in" draw:z-index="63"><draw:image xlink:href="Pictures/10000201000001A1000001A1410C8748EEB03728.png" xlink:type="simple" xlink:show="embed" xlink:actuate="onLoad" loext:mime-type="image/png"/><svg:desc>C:\Users\Dayjob\AppData\Local\Microsoft\Windows\INetCacheContent.Word\Location pin grey (9).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Text Box 909" draw:style-name="gr13" draw:text-style-name="P23" svg:width="0.3441in" svg:height="0.2921in" svg:x="4.5118in" svg:y="2.1457in"><text:p text:style-name="Frame_20_contents"><draw:frame draw:style-name="fr1" draw:name="Picture 16" text:anchor-type="as-char" svg:width="0.2398in" svg:height="0.2563in" draw:z-index="64"><draw:image xlink:href="Pictures/10000201000001A1000001BB4340562CE7373B2E.png" xlink:type="simple" xlink:show="embed" xlink:actuate="onLoad" loext:mime-type="image/png"/><svg:desc>C:\Users\Dayjob\AppData\Local\Microsoft\Windows\INetCacheContent.Word\Linkdin icon (9).png</svg:desc></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Text Box 911" draw:style-name="gr13" draw:text-style-name="P23" svg:width="0.3441in" svg:height="0.2921in" svg:x="4.5118in" svg:y="2.413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2" draw:style-name="gr24" draw:text-style-name="P22" svg:width="2.126in" svg:height="0.3335in" svg:x="-0.1429in" svg:y="3.1866in"><text:p text:style-name="Frame_20_contents"><text:span text:style-name="T3">Exp</text:span><text:span text:style-name="T4">é</text:span><text:span text:style-name="T3">r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Text Box 2" draw:style-name="gr25" draw:text-style-name="P22" svg:width="4.7433in" svg:height="1.2004in" svg:x="-0.3528in" svg:y="1.4154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gr22" draw:text-style-name="P21" svg:width="4.685in" svg:height="0.3961in" svg:x="-0.4035in" svg:y="0.4398in"><text:p text:style-name="P18"><text:span text:style-name="T15">Mansan Souleim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2" draw:style-name="gr23" draw:text-style-name="P22" svg:width="4.3913in" svg:height="1.0213in" svg:x="-0.1291in" svg:y="1.4799in"><text:p text:style-name="P20"><text:span text:style-name="T11">Je suis une personne accomplie avec une solide expérience en HTML5, CSS3, Javascript, ReactJS. Je suis conscient des problèmes et des tendances de l'industrie, en particulier en ce qui concerne l'accessibilité, la convivialité, les technologies émergentes et les CMS open source. Je suis passionné par le cod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Text Box 2_0" draw:style-name="gr1" draw:text-style-name="P21" svg:width="3.0539in" svg:height="0.3169in" svg:x="-0.122in" svg:y="0.8965in"><text:p text:style-name="Frame_20_contents"><text:span text:style-name="T1">Web Developer </text:span><text:span text:style-name="T2">(Juni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Text Box 230" draw:style-name="gr2" draw:text-style-name="P22" svg:width="1.9087in" svg:height="0.2921in" svg:x="4.5827in" svg:y="9.622in"><text:p text:style-name="P1"><text:span text:style-name="T27">Disponible sur demande</text:span>.</text:p><text:p text:style-name="P1"/><text:p text:style-name="P1"/><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Text Box 226" draw:style-name="gr6" draw:text-style-name="P22" svg:width="1.9287in" svg:height="1.6362in" svg:x="4.6071in" svg:y="6.9791in"><text:p text:style-name="P3"/><text:p text:style-name="P3"><text:span text:style-name="T27">A l’aise avec</text:span><text:span text:style-name="T18"> Git</text:span><text:span text:style-name="T27">hub</text:span><text:span text:style-name="T18">, Npm, Wordpress, documentation</text:span>.</text:p><text:p text:style-name="P2">Language : </text:p><text:p text:style-name="P2"><text:tab/>Fr<text:span text:style-name="T27">ançais</text:span></text:p><text:p text:style-name="P2"><text:tab/><text:span text:style-name="T27">Anglais</text:span><text:tab/></text:p><text:p text:style-name="P2"><text:tab/></text:p><text:p text:style-name="P1"/><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Text Box 2" draw:style-name="gr5" draw:text-style-name="P22" svg:width="2.2425in" svg:height="1.0205in" svg:x="4.4819in" svg:y="9.156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0" draw:name="Straight Connector 229" draw:style-name="gr3" draw:text-style-name="P23" svg:x1="4.4823in" svg:y1="9.0941in" svg:x2="6.726in" svg:y2="9.0941in"><text:p/></draw:line><draw:custom-shape text:anchor-type="paragraph" draw:z-index="24" draw:name="Text Box 27" draw:style-name="gr8" draw:text-style-name="P22" svg:width="2.2425in" svg:height="2.3862in" svg:x="4.5134in" svg:y="6.406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Text Box 10" draw:style-name="gr10" draw:text-style-name="P22" svg:width="2.2425in" svg:height="3.126in" svg:x="4.5134in" svg:y="3.4563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1" draw:name="Straight Connector 13" draw:style-name="gr3" draw:text-style-name="P23" svg:x1="4.5083in" svg:y1="3.0335in" svg:x2="6.752in" svg:y2="3.0335in"><text:p/></draw:line><draw:line text:anchor-type="paragraph" draw:z-index="3" draw:name="Straight Connector 1" draw:style-name="gr11" draw:text-style-name="P23" svg:x1="-0.3638in" svg:y1="1.3866in" svg:x2="4.3213in" svg:y2="1.3866in"><text:p/></draw:line><draw:line text:anchor-type="paragraph" draw:z-index="19" draw:name="Straight Connector 9" draw:style-name="gr11" draw:text-style-name="P23" svg:x1="-0.3693in" svg:y1="3.0307in" svg:x2="4.315in" svg:y2="3.0307in"><text:p/></draw:line><draw:custom-shape text:anchor-type="paragraph" draw:z-index="18" draw:name="Text Box 3" draw:style-name="gr12" draw:text-style-name="P22" svg:width="4.615in" svg:height="7.2248in" svg:x="-0.3319in" svg:y="3.0307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6" draw:name="Straight Connector 225" draw:style-name="gr3" draw:text-style-name="P23" svg:x1="4.513in" svg:y1="6.4059in" svg:x2="6.7567in" svg:y2="6.4059in"><text:p/></draw:li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1575in" fo:margin-left="0.157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9453in" fo:margin-right="0.9055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ayjob.com, examples of portfolio, references, skills, get that interview, sample</dc:title>
    <meta:initial-creator>Iejaz Uddin;www.dayjob.com</meta:initial-creator>
    <meta:keyword>sample</meta:keyword>
    <meta:keyword>another</meta:keyword>
    <meta:keyword>superb</meta:keyword>
    <meta:keyword>example</meta:keyword>
    <meta:keyword>of</meta:keyword>
    <meta:keyword>how</meta:keyword>
    <meta:keyword>to</meta:keyword>
    <meta:keyword>write</meta:keyword>
    <meta:keyword>up</meta:keyword>
    <meta:keyword>your</meta:keyword>
    <meta:keyword>resume</meta:keyword>
    <dc:description>You will not find more attention grabbing resume examples than the ones on our site.</dc:description>
    <meta:editing-cycles>93</meta:editing-cycles>
    <meta:print-date>2020-04-28T21:47:00</meta:print-date>
    <meta:creation-date>2017-02-03T20:33:00</meta:creation-date>
    <dc:date>2021-07-08T08:25:42.609123529</dc:date>
    <meta:editing-duration>PT11H45M37S</meta:editing-duration>
    <meta:generator>LibreOffice/6.4.7.2$Linux_X86_64 LibreOffice_project/40$Build-2</meta:generator>
    <meta:document-statistic meta:table-count="0" meta:image-count="4" meta:object-count="0" meta:page-count="1" meta:paragraph-count="43" meta:word-count="198" meta:character-count="1444" meta:non-whitespace-character-count="12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